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4745d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4745d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14745d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14745d" style:font-name-asian="Noto Sans CJK SC Regular" style:font-size-asian="12pt" style:font-name-complex="FreeSans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fo:language="uk" fo:country="UA" officeooo:rsid="001bfcd0" officeooo:paragraph-rsid="0015a149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4745d" style:font-name-asian="Noto Sans CJK SC Regular" style:font-size-asian="12pt" style:font-name-complex="FreeSans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c4772" style:font-name-asian="Noto Sans CJK SC Regular" style:font-size-asian="12pt" style:font-name-complex="FreeSans" style:font-size-complex="12pt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16db03" style:font-name-asian="Noto Sans CJK SC Regular" style:font-size-asian="12pt" style:font-name-complex="FreeSans" style:font-size-complex="12pt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rsid="001a6335" officeooo:paragraph-rsid="002c4772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a9770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55256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4745d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4745d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5a149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767a2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75a9b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d4571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a9770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81d57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df12e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14745d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14745d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14745d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1a5689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1ad821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16db03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1bd4e8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14745d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officeooo:rsid="001a6335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15a149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15a149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16db03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officeooo:rsid="0040232e" style:font-name-asian="Times New Roman" style:font-size-asian="12pt" style:font-name-complex="Times New Roman" style:font-size-complex="12pt"/>
    </style:style>
    <style:style style:name="T29" style:family="text">
      <style:text-properties style:text-position="sub 58%" fo:language="uk" fo:country="UA" style:font-name-asian="Noto Sans CJK SC Regular" style:font-name-complex="FreeSans"/>
    </style:style>
    <style:style style:name="T30" style:family="text">
      <style:text-properties style:text-position="sub 58%" fo:language="uk" fo:country="UA" officeooo:rsid="000c6998" style:font-name-asian="Noto Sans CJK SC Regular" style:font-name-complex="FreeSans"/>
    </style:style>
    <style:style style:name="T31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2" style:family="text">
      <style:text-properties style:text-position="sub 58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33" style:family="text">
      <style:text-properties style:font-name-asian="Noto Sans CJK SC Regular" style:font-name-complex="FreeSans"/>
    </style:style>
    <style:style style:name="T34" style:family="text">
      <style:text-properties officeooo:rsid="004502e3" style:font-name-asian="Noto Sans CJK SC Regular" style:font-name-complex="FreeSans"/>
    </style:style>
    <style:style style:name="T35" style:family="text">
      <style:text-properties officeooo:rsid="0046f8b1" style:font-name-asian="Noto Sans CJK SC Regular" style:font-name-complex="FreeSans"/>
    </style:style>
    <style:style style:name="T36" style:family="text">
      <style:text-properties officeooo:rsid="001dc853" style:font-name-asian="Noto Sans CJK SC Regular" style:font-name-complex="FreeSans"/>
    </style:style>
    <style:style style:name="T37" style:family="text">
      <style:text-properties officeooo:rsid="001a6335" style:font-name-asian="Noto Sans CJK SC Regular" style:font-name-complex="FreeSans"/>
    </style:style>
    <style:style style:name="T38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39" style:family="text">
      <style:text-properties fo:font-style="normal" officeooo:rsid="000d2bcb" style:font-style-asian="normal" style:font-style-complex="normal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style="normal" officeooo:rsid="00228538" style:font-style-asian="normal" style:font-style-complex="normal"/>
    </style:style>
    <style:style style:name="T42" style:family="text">
      <style:text-properties style:text-position="0% 100%" fo:font-style="normal" officeooo:rsid="001dc853" style:font-style-asian="normal" style:font-style-complex="normal"/>
    </style:style>
    <style:style style:name="T43" style:family="text">
      <style:text-properties style:text-position="0% 100%" fo:font-style="normal" officeooo:rsid="002452e3" style:font-style-asian="normal" style:font-style-complex="normal"/>
    </style:style>
    <style:style style:name="T44" style:family="text">
      <style:text-properties style:text-position="0% 100%" fo:font-style="normal" officeooo:rsid="002c4772" style:font-style-asian="normal" style:font-style-complex="normal"/>
    </style:style>
    <style:style style:name="T45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46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47" style:family="text">
      <style:text-properties style:text-position="0% 100%" officeooo:rsid="001dc853" style:font-name-asian="Symbola" style:font-name-complex="Symbola"/>
    </style:style>
    <style:style style:name="T48" style:family="text">
      <style:text-properties style:text-position="0% 100%" officeooo:rsid="001dc853" style:font-name-asian="Times New Roman" style:font-name-complex="Times New Roman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italic" officeooo:rsid="00228538" style:font-style-asian="italic" style:font-style-complex="italic"/>
    </style:style>
    <style:style style:name="T51" style:family="text">
      <style:text-properties style:text-position="0% 100%" fo:font-style="italic" officeooo:rsid="0016db03" style:font-style-asian="italic" style:font-style-complex="italic"/>
    </style:style>
    <style:style style:name="T52" style:family="text">
      <style:text-properties style:text-position="0% 100%" fo:font-style="italic" officeooo:rsid="001e9350" style:font-style-asian="italic" style:font-style-complex="italic"/>
    </style:style>
    <style:style style:name="T53" style:family="text">
      <style:text-properties style:text-position="0% 100%" fo:font-style="italic" officeooo:rsid="002c4772" style:font-style-asian="italic" style:font-style-complex="italic"/>
    </style:style>
    <style:style style:name="T54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5" style:family="text">
      <style:text-properties style:text-position="0% 100%" fo:font-style="italic" officeooo:rsid="0015a149" style:font-name-asian="Noto Sans CJK SC Regular" style:font-style-asian="italic" style:font-name-complex="FreeSans" style:font-style-complex="italic"/>
    </style:style>
    <style:style style:name="T56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57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58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59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60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15a149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75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78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55256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88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89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90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91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92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93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94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95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96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97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98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99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2a9770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2d809e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41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142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43" style:family="text">
      <style:text-properties style:text-position="0% 100%" fo:font-size="12pt" fo:language="uk" fo:country="UA" officeooo:rsid="0039020e" style:font-name-asian="Times New Roman" style:font-size-asian="12pt" style:font-name-complex="Times New Roman" style:font-size-complex="12pt"/>
    </style:style>
    <style:style style:name="T144" style:family="text">
      <style:text-properties style:text-position="0% 100%" fo:font-size="12pt" fo:language="uk" fo:country="UA" officeooo:rsid="00141df2" style:font-name-asian="Times New Roman" style:font-size-asian="12pt" style:font-name-complex="Times New Roman" style:font-size-complex="12pt"/>
    </style:style>
    <style:style style:name="T14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46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47" style:family="text">
      <style:text-properties style:text-position="0% 100%" fo:font-size="12pt" fo:language="uk" fo:country="UA" officeooo:rsid="0015a149" style:font-name-asian="Symbola" style:font-size-asian="12pt" style:font-name-complex="Symbola" style:font-size-complex="12pt"/>
    </style:style>
    <style:style style:name="T148" style:family="text">
      <style:text-properties style:text-position="0% 100%" officeooo:rsid="001bfcd0"/>
    </style:style>
    <style:style style:name="T149" style:family="text">
      <style:text-properties style:text-position="0% 100%" officeooo:rsid="00228538"/>
    </style:style>
    <style:style style:name="T150" style:family="text">
      <style:text-properties style:text-position="0% 100%" officeooo:rsid="0023608f"/>
    </style:style>
    <style:style style:name="T151" style:family="text">
      <style:text-properties style:text-position="0% 100%" officeooo:rsid="00242283"/>
    </style:style>
    <style:style style:name="T152" style:family="text">
      <style:text-properties style:text-position="0% 100%" style:font-name="Times New Roman" officeooo:rsid="0011485b" style:font-name-asian="Times New Roman" style:font-name-complex="Times New Roman"/>
    </style:style>
    <style:style style:name="T153" style:family="text">
      <style:text-properties style:text-position="0% 100%" style:font-name="Times New Roman" fo:language="uk" fo:country="UA" fo:font-style="normal" officeooo:rsid="00255256" style:font-name-asian="Times New Roman" style:font-style-asian="normal" style:font-name-complex="Times New Roman" style:font-style-complex="normal"/>
    </style:style>
    <style:style style:name="T154" style:family="text">
      <style:text-properties style:text-position="0% 100%" officeooo:rsid="002634e1"/>
    </style:style>
    <style:style style:name="T155" style:family="text">
      <style:text-properties style:text-position="0% 100%" officeooo:rsid="0023608f" style:font-name-asian="Symbol" style:font-name-complex="Symbol1"/>
    </style:style>
    <style:style style:name="T156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57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58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59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60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61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62" style:family="text">
      <style:text-properties style:text-position="0% 100%" fo:language="uk" fo:country="UA" fo:font-style="normal" officeooo:rsid="0029c710" style:font-name-asian="Noto Sans CJK SC Regular" style:font-style-asian="normal" style:font-name-complex="FreeSans" style:font-style-complex="normal"/>
    </style:style>
    <style:style style:name="T163" style:family="text">
      <style:text-properties style:text-position="0% 100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164" style:family="text">
      <style:text-properties style:text-position="0% 100%" fo:language="uk" fo:country="UA" fo:font-style="normal" officeooo:rsid="002c4772" style:font-name-asian="Noto Sans CJK SC Regular" style:font-style-asian="normal" style:font-name-complex="FreeSans" style:font-style-complex="normal"/>
    </style:style>
    <style:style style:name="T165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66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67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68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69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70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1" style:family="text">
      <style:text-properties style:text-position="0% 100%" fo:language="uk" fo:country="UA" fo:font-style="italic" officeooo:rsid="00255256" style:font-name-asian="Noto Sans CJK SC Regular" style:font-style-asian="italic" style:font-name-complex="FreeSans" style:font-style-complex="italic"/>
    </style:style>
    <style:style style:name="T172" style:family="text">
      <style:text-properties style:text-position="0% 100%" fo:language="uk" fo:country="UA" officeooo:rsid="0023608f" style:font-name-asian="Symbol" style:font-name-complex="Symbol1"/>
    </style:style>
    <style:style style:name="T173" style:family="text">
      <style:text-properties style:text-position="0% 100%" fo:language="uk" fo:country="UA" officeooo:rsid="001dc853" style:font-name-asian="Symbola" style:font-name-complex="Symbola"/>
    </style:style>
    <style:style style:name="T174" style:family="text">
      <style:text-properties style:text-position="0% 100%" fo:language="uk" fo:country="UA" officeooo:rsid="001dc853" style:font-name-asian="Times New Roman" style:font-name-complex="Times New Roman"/>
    </style:style>
    <style:style style:name="T175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76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7" style:family="text">
      <style:text-properties style:text-position="0% 100%" style:font-name="Times New Roman1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78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79" style:family="text">
      <style:text-properties style:text-position="0% 100%" style:font-name="Times New Roman1" fo:font-size="12pt" fo:language="uk" fo:country="UA" fo:font-style="normal" officeooo:rsid="001bd4e8" style:font-name-asian="Times New Roman" style:font-size-asian="12pt" style:font-style-asian="normal" style:font-name-complex="Times New Roman" style:font-size-complex="12pt" style:font-style-complex="normal"/>
    </style:style>
    <style:style style:name="T180" style:family="text">
      <style:text-properties style:text-position="0% 100%" style:font-name="Times New Roman1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81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2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3" style:family="text">
      <style:text-properties style:text-position="0% 100%" style:font-name="Times New Roman1" fo:font-size="12pt" fo:language="uk" fo:country="UA" fo:font-style="italic" officeooo:rsid="003c7d60" style:font-name-asian="Noto Sans CJK SC Regular" style:font-size-asian="12pt" style:font-style-asian="italic" style:font-name-complex="FreeSans" style:font-size-complex="12pt" style:font-style-complex="italic"/>
    </style:style>
    <style:style style:name="T184" style:family="text">
      <style:text-properties style:text-position="0% 100%" style:font-name="Times New Roman1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85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86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87" style:family="text">
      <style:text-properties style:text-position="0% 100%" style:font-name="Times New Roman1" fo:font-size="12pt" fo:language="uk" fo:country="UA" officeooo:rsid="001a307e" style:font-name-asian="Noto Sans CJK SC Regular" style:font-size-asian="12pt" style:font-name-complex="FreeSans" style:font-size-complex="12pt"/>
    </style:style>
    <style:style style:name="T188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89" style:family="text">
      <style:text-properties style:text-position="0% 100%" officeooo:rsid="000d2bcb"/>
    </style:style>
    <style:style style:name="T190" style:family="text">
      <style:text-properties style:text-position="0% 100%" officeooo:rsid="000c6998"/>
    </style:style>
    <style:style style:name="T191" style:family="text">
      <style:text-properties fo:font-size="12pt" fo:language="uk" fo:country="UA" officeooo:rsid="001a6335" style:font-size-asian="12pt" style:font-size-complex="12pt"/>
    </style:style>
    <style:style style:name="T192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93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94" style:family="text">
      <style:text-properties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95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196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197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198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199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00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1" style:family="text">
      <style:text-properties fo:font-size="12pt" fo:language="uk" fo:country="UA" officeooo:rsid="00228538" style:font-name-asian="Noto Sans CJK SC Regular" style:font-size-asian="12pt" style:font-name-complex="FreeSans" style:font-size-complex="12pt"/>
    </style:style>
    <style:style style:name="T202" style:family="text">
      <style:text-properties fo:font-size="12pt" fo:language="uk" fo:country="UA" officeooo:rsid="00209c53" style:font-name-asian="Noto Sans CJK SC Regular" style:font-size-asian="12pt" style:font-name-complex="FreeSans" style:font-size-complex="12pt"/>
    </style:style>
    <style:style style:name="T203" style:family="text">
      <style:text-properties fo:font-size="12pt" fo:language="uk" fo:country="UA" officeooo:rsid="00389a2e" style:font-name-asian="Noto Sans CJK SC Regular" style:font-size-asian="12pt" style:font-name-complex="FreeSans" style:font-size-complex="12pt"/>
    </style:style>
    <style:style style:name="T204" style:family="text">
      <style:text-properties fo:font-size="12pt" fo:language="uk" fo:country="UA" officeooo:rsid="003f9084" style:font-name-asian="Noto Sans CJK SC Regular" style:font-size-asian="12pt" style:font-name-complex="FreeSans" style:font-size-complex="12pt"/>
    </style:style>
    <style:style style:name="T205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06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07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08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09" style:family="text">
      <style:text-properties fo:font-size="12pt" fo:language="uk" fo:country="UA" officeooo:rsid="002a9770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11" style:family="text">
      <style:text-properties officeooo:rsid="001bfcd0"/>
    </style:style>
    <style:style style:name="T212" style:family="text">
      <style:text-properties officeooo:rsid="001dc853"/>
    </style:style>
    <style:style style:name="T213" style:family="text">
      <style:text-properties officeooo:rsid="001fe023"/>
    </style:style>
    <style:style style:name="T214" style:family="text">
      <style:text-properties officeooo:rsid="0046b39a"/>
    </style:style>
    <style:style style:name="T215" style:family="text">
      <style:text-properties officeooo:rsid="001cb0ba"/>
    </style:style>
    <style:style style:name="T216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17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18" style:family="text">
      <style:text-properties officeooo:rsid="0014745d"/>
    </style:style>
    <style:style style:name="T219" style:family="text">
      <style:text-properties officeooo:rsid="0015a149"/>
    </style:style>
    <style:style style:name="T220" style:family="text">
      <style:text-properties officeooo:rsid="000c6998"/>
    </style:style>
    <style:style style:name="T221" style:family="text">
      <style:text-properties fo:language="uk" fo:country="UA" style:font-name-asian="Noto Sans CJK SC Regular" style:font-name-complex="FreeSans"/>
    </style:style>
    <style:style style:name="T222" style:family="text">
      <style:text-properties fo:language="uk" fo:country="UA" officeooo:rsid="000c6998" style:font-name-asian="Noto Sans CJK SC Regular" style:font-name-complex="FreeSans"/>
    </style:style>
    <style:style style:name="T223" style:family="text">
      <style:text-properties fo:language="uk" fo:country="UA" officeooo:rsid="001bfcd0" style:font-name-asian="Noto Sans CJK SC Regular" style:font-name-complex="FreeSans"/>
    </style:style>
    <style:style style:name="T224" style:family="text">
      <style:text-properties fo:language="uk" fo:country="UA" officeooo:rsid="001dc853" style:font-name-asian="Noto Sans CJK SC Regular" style:font-name-complex="FreeSans"/>
    </style:style>
    <style:style style:name="T225" style:family="text">
      <style:text-properties fo:language="uk" fo:country="UA" officeooo:rsid="001cb0ba" style:font-name-asian="Noto Sans CJK SC Regular" style:font-name-complex="FreeSans"/>
    </style:style>
    <style:style style:name="T226" style:family="text">
      <style:text-properties fo:language="uk" fo:country="UA" officeooo:rsid="00228538" style:font-name-asian="Noto Sans CJK SC Regular" style:font-name-complex="FreeSans"/>
    </style:style>
    <style:style style:name="T227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28" style:family="text">
      <style:text-properties style:text-position="super 58%" officeooo:rsid="000c6998"/>
    </style:style>
    <style:style style:name="T229" style:family="text">
      <style:text-properties officeooo:rsid="000d2bcb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аріант №<text:span text:style-name="T218">3</text:span></text:p>
      <text:p text:style-name="P2"><text:span text:style-name="T1">Домовленості</text:span>: <text:span text:style-name="T4">БФ - </text:span>булева функція; <text:span text:style-name="T2">Т</text:span><text:span text:style-name="T6">0</text:span><text:span text:style-name="T33">, </text:span><text:span text:style-name="T2">Т</text:span><text:span text:style-name="T6">1</text:span><text:span text:style-name="T33">, </text:span><text:bookmark-start text:name="__DdeLink__656_1770953849"/><text:span text:style-name="T2">L</text:span><text:span text:style-name="T33">,</text:span><text:bookmark-end text:name="__DdeLink__656_1770953849"/><text:span text:style-name="T33"> </text:span><text:span text:style-name="T2">M</text:span><text:span text:style-name="T33">, </text:span><text:span text:style-name="T2">S</text:span><text:span text:style-name="T33"> - множини БФ, що, відповідно, зберігають константу 0, константу 1, лінійних, монотонних і самодвоїстих; </text:span><text:span text:style-name="T34">Р</text:span><text:span text:style-name="T7">2</text:span><text:span text:style-name="T34"> − множина </text:span><text:span text:style-name="T35">в</text:span><text:span text:style-name="T34">сіх БФ, </text:span><text:span text:style-name="T36">¬ </text:span><text:span text:style-name="T34">і ¯ - знаки, що позначають операцію заперечення.</text:span></text:p>
      <text:list xml:id="list3168809127" text:style-name="L1">
        <text:list-item>
          <text:p text:style-name="P5">Побудувати таблицю істинності БФ <text:span text:style-name="T3">f</text:span><text:span text:style-name="T37">(</text:span><text:span text:style-name="T3">x</text:span><text:span text:style-name="T37">, </text:span><text:span text:style-name="T3">y</text:span><text:span text:style-name="T38">, </text:span><text:span text:style-name="T2">z</text:span><text:span text:style-name="T37">)</text:span><text:span text:style-name="T3"> </text:span><text:span text:style-name="T37">= </text:span><text:span text:style-name="T55">x</text:span><text:span text:style-name="T47">⊕</text:span><text:span text:style-name="T37"> (</text:span><text:span text:style-name="T3">y</text:span><text:span text:style-name="T8"> </text:span><text:span text:style-name="T48">→</text:span><text:span text:style-name="T37"> </text:span><text:span text:style-name="T45"><draw:frame draw:style-name="fr1" draw:name="Об'єкт13" text:anchor-type="as-char" svg:y="-0.1492in" svg:width="0.1783in" svg:height="0.1854in" draw:z-index="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37">). </text:span></text:p>
        </text:list-item>
        <text:list-item>
          <text:p text:style-name="P13"><text:span text:style-name="T191">Для БФ </text:span><text:span text:style-name="T193">f</text:span><text:span text:style-name="T196">(</text:span><text:span text:style-name="T193">x</text:span><text:span text:style-name="T196">, </text:span><text:span text:style-name="T193">y</text:span><text:span text:style-name="T196">)</text:span><text:span text:style-name="T193"> </text:span><text:span text:style-name="T196">= (0</text:span><text:span text:style-name="T208">1</text:span><text:span text:style-name="T196">0</text:span><text:span text:style-name="T208">0</text:span><text:span text:style-name="T196">), </text:span><text:span text:style-name="T197">що задана табли</text:span><text:span text:style-name="T198">цею істинності </text:span><text:span text:style-name="T199">(вектором значень)</text:span><text:span text:style-name="T197">,</text:span><text:span text:style-name="T196"> знайти рівн</text:span><text:span text:style-name="T200">у</text:span><text:span text:style-name="T196"> їй ДДНФ.</text:span></text:p>
        </text:list-item>
        <text:list-item>
          <text:p text:style-name="P6"><text:span text:style-name="T211">Дл</text:span>я БФ <text:span text:style-name="T1">f</text:span>(<text:span text:style-name="T1">x</text:span>, <text:span text:style-name="T1">y</text:span>)<text:span text:style-name="T1"> </text:span>= (0<text:span text:style-name="T212">1</text:span><text:span text:style-name="T219">00</text:span>), <text:span text:style-name="T212">що задана табли</text:span><text:span text:style-name="T213">цею істинності </text:span><text:span text:style-name="T214">(вектором значень)</text:span><text:span text:style-name="T212">,</text:span> знайти рівн<text:span text:style-name="T211">у</text:span> їй Д<text:span text:style-name="T211">К</text:span>НФ.</text:p>
        </text:list-item>
        <text:list-item>
          <text:p text:style-name="P7"><text:span text:style-name="T211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42">¬</text:span><text:span text:style-name="T44">х</text:span><text:bookmark-end text:name="__DdeLink__182_38829639611"/><text:span text:style-name="T53"> </text:span><text:span text:style-name="T47">⊕ </text:span><text:span text:style-name="T212">¬</text:span>(<text:span text:style-name="T1">y</text:span><text:span text:style-name="T5"> </text:span><text:span text:style-name="T48">→</text:span> <text:span text:style-name="T49">z</text:span>), <text:span text:style-name="T212">що задана аналітично,</text:span> <text:span text:style-name="T215">з</text:span><text:bookmark-start text:name="__DdeLink__188_9823469211"/>а допомогою рівносильних перетворень побудувати <text:span text:style-name="T215">рівну їй</text:span> Д<text:span text:style-name="T212">Д</text:span>НФ<text:bookmark-end text:name="__DdeLink__188_9823469211"/>.</text:p>
        </text:list-item>
        <text:list-item>
          <text:p text:style-name="P9"><text:span text:style-name="T223">Дл</text:span><text:span text:style-name="T221">я БФ </text:span><text:span text:style-name="T227">f</text:span><text:span text:style-name="T221">(</text:span><text:span text:style-name="T227">x</text:span><text:span text:style-name="T221">, </text:span><text:span text:style-name="T227">y</text:span><text:span text:style-name="T221">, </text:span><text:span text:style-name="T227">z</text:span><text:span text:style-name="T221">)</text:span><text:span text:style-name="T227"> </text:span><text:span text:style-name="T221">= </text:span><text:bookmark-start text:name="__DdeLink__182_3882963961"/><text:span text:style-name="T161">¬</text:span><text:span text:style-name="T164">х</text:span><text:bookmark-end text:name="__DdeLink__182_3882963961"/><text:span text:style-name="T227"> </text:span><text:span text:style-name="T173">⊕ </text:span><text:span text:style-name="T224">¬</text:span><text:span text:style-name="T221">(</text:span><text:span text:style-name="T227">y</text:span><text:span text:style-name="T29"> </text:span><text:span text:style-name="T174">→</text:span><text:span text:style-name="T221"> </text:span><text:span text:style-name="T227">z</text:span><text:span text:style-name="T221">), </text:span><text:span text:style-name="T224">що задана аналітично </text:span><text:span text:style-name="T162">(див. попередню задачу)</text:span><text:span text:style-name="T224">,</text:span><text:span text:style-name="T221"> </text:span><text:span text:style-name="T225">з</text:span><text:bookmark-start text:name="__DdeLink__188_982346921"/><text:span text:style-name="T221">а допомогою рівносильних перетворень побудувати </text:span><text:span text:style-name="T225">рівну їй</text:span><text:span text:style-name="T221"> ДКНФ</text:span><text:bookmark-end text:name="__DdeLink__188_982346921"/><text:span text:style-name="T221">.</text:span></text:p>
        </text:list-item>
        <text:list-item>
          <text:p text:style-name="P10"><text:span text:style-name="T220">Довести, що </text:span><text:span text:style-name="T39">М</text:span><text:span text:style-name="T228">*</text:span><text:span text:style-name="T220">=</text:span><text:span text:style-name="T229">М</text:span><text:span text:style-name="T220"> </text:span><text:span text:style-name="T229">(тут </text:span><text:span text:style-name="T220"><text:s/></text:span><text:span text:style-name="T229">М</text:span><text:span text:style-name="T228">*</text:span><text:span text:style-name="T190"> - </text:span><text:span text:style-name="T189">клас двоїстих до класу</text:span><text:span text:style-name="T190"> </text:span><text:span text:style-name="T189">М</text:span><text:span text:style-name="T190"> </text:span><text:span text:style-name="T189">функцій</text:span><text:span text:style-name="T229">).</text:span></text:p>
        </text:list-item>
        <text:list-item>
          <text:p text:style-name="P10"><text:span text:style-name="T226">Визначити число тупикових днф та число мінімальних днф функції </text:span><text:span text:style-name="T222">х</text:span><text:span text:style-name="T30">1</text:span><text:span text:style-name="T166">⊕</text:span><text:span text:style-name="T167">х</text:span><text:span text:style-name="T31">2</text:span><text:span text:style-name="T166">⊕ ... ⊕ </text:span><text:span text:style-name="T167">х</text:span><text:span text:style-name="T31">n</text:span><text:span text:style-name="T167">.</text:span></text:p>
        </text:list-item>
        <text:list-item>
          <text:p text:style-name="P14"><text:span text:style-name="T201">За</text:span><text:span text:style-name="T202"> </text:span><text:span text:style-name="T203">вектор</text:span><text:span text:style-name="T204">а</text:span><text:span text:style-name="T203">м</text:span><text:span text:style-name="T204">и</text:span><text:span text:style-name="T203"> значень </text:span><text:span text:style-name="T202">БФ </text:span><text:span text:style-name="T194">f</text:span><text:span text:style-name="T202">(</text:span><text:span text:style-name="T194">х</text:span><text:span text:style-name="T10">1</text:span><text:span text:style-name="T202">, </text:span><text:span text:style-name="T194">х</text:span><text:span text:style-name="T10">2</text:span><text:span text:style-name="T57">) = (011</text:span><text:span text:style-name="T70">0</text:span><text:span text:style-name="T57">) та БФ </text:span><text:span text:style-name="T73">g</text:span><text:span text:style-name="T57">(</text:span><text:span text:style-name="T73">х</text:span><text:span text:style-name="T10">3</text:span><text:span text:style-name="T57">, </text:span><text:span text:style-name="T73">х</text:span><text:span text:style-name="T13">4</text:span><text:span text:style-name="T57">) = (</text:span><text:span text:style-name="T58">11</text:span><text:span text:style-name="T70">0</text:span><text:span text:style-name="T57">1) </text:span><text:span text:style-name="T59">побудувати таблицю істинності БФ </text:span><text:span text:style-name="T74">h</text:span><text:span text:style-name="T59">(</text:span><text:span text:style-name="T73">х</text:span><text:span text:style-name="T10">1</text:span><text:span text:style-name="T57">, </text:span><text:span text:style-name="T73">х</text:span><text:span text:style-name="T10">2</text:span><text:span text:style-name="T57">, </text:span><text:span text:style-name="T73">х</text:span><text:span text:style-name="T10">3</text:span><text:span text:style-name="T59">) = </text:span><text:span text:style-name="T73">g</text:span><text:span text:style-name="T57">(</text:span><text:span text:style-name="T73">х</text:span><text:span text:style-name="T14">2 </text:span><text:span text:style-name="T133">↔</text:span><text:span text:style-name="T73">х</text:span><text:span text:style-name="T14">3</text:span><text:span text:style-name="T57">, </text:span><text:span text:style-name="T73">f</text:span><text:span text:style-name="T57">(</text:span><text:span text:style-name="T10"> </text:span><text:span text:style-name="T73">х</text:span><text:span text:style-name="T22">3</text:span><text:span text:style-name="T57">, </text:span><text:span text:style-name="T73">х</text:span><text:span text:style-name="T12">1</text:span><text:span text:style-name="T146">⊕</text:span><text:span text:style-name="T147">1</text:span><text:span text:style-name="T57">)</text:span><text:span text:style-name="T59">). </text:span></text:p>
        </text:list-item>
        <text:list-item>
          <text:p text:style-name="P26"><text:span text:style-name="T186">Подати </text:span><text:span text:style-name="T187">БФ</text:span><text:span text:style-name="T186"> </text:span><text:span text:style-name="T181">f</text:span><text:span text:style-name="T186"> у вигляд</text:span><text:span text:style-name="T188">і</text:span><text:span text:style-name="T186"> формули над множиною операц</text:span><text:span text:style-name="T188">ій</text:span><text:span text:style-name="T186"> </text:span><text:span text:style-name="T182">Н</text:span><text:span text:style-name="T186">, </text:span><text:span text:style-name="T188">якщо <text:s/></text:span><text:span text:style-name="T181">f</text:span><text:span text:style-name="T175"> </text:span><text:span text:style-name="T176">= </text:span><text:span text:style-name="T184">⊕</text:span><text:span text:style-name="T178">, </text:span><text:span text:style-name="T185">H</text:span><text:span text:style-name="T178"> = {¯, ∨}. </text:span></text:p>
        </text:list-item>
        <text:list-item>
          <text:p text:style-name="P27"><text:span text:style-name="T178">Довести, що </text:span><text:span text:style-name="T179">БФ</text:span><text:span text:style-name="T178"> <text:s/></text:span><text:span text:style-name="T181">f</text:span><text:span text:style-name="T177"> <text:s/></text:span><text:span text:style-name="T176">не можна подати формулою над множиною операцій Н, якщо </text:span><text:span text:style-name="T181">f</text:span><text:span text:style-name="T175"> </text:span><text:span text:style-name="T176">= </text:span><text:span text:style-name="T180">↔</text:span><text:span text:style-name="T176">, <text:s text:c="8"/></text:span><text:span text:style-name="T183">Н</text:span><text:span text:style-name="T176"> </text:span><text:span text:style-name="T178">= {∨,∧, </text:span><text:span text:style-name="T184">⊕</text:span><text:span text:style-name="T178">}. </text:span></text:p>
        </text:list-item>
        <text:list-item>
          <text:p text:style-name="P13"><text:span text:style-name="T132">Знайти розклад БФ </text:span><text:span text:style-name="T75">f</text:span><text:span text:style-name="T98">(</text:span><text:span text:style-name="T75">х</text:span><text:span text:style-name="T15">1</text:span><text:span text:style-name="T98">, </text:span><text:span text:style-name="T75">х</text:span><text:span text:style-name="T15">2</text:span><text:span text:style-name="T98">, </text:span><text:span text:style-name="T75">х</text:span><text:span text:style-name="T15">3</text:span><text:span text:style-name="T98">, </text:span><text:span text:style-name="T75">х</text:span><text:span text:style-name="T15">4</text:span><text:span text:style-name="T98">)</text:span><text:span text:style-name="T132">, що задана формулою </text:span><text:span text:style-name="T85">А</text:span><text:span text:style-name="T132"> = ((</text:span><text:span text:style-name="T75">х</text:span><text:span text:style-name="T15">1</text:span><text:span text:style-name="T88">∣</text:span><text:span text:style-name="T99">((</text:span><text:span text:style-name="T75">х</text:span><text:span text:style-name="T15">2</text:span><text:span text:style-name="T98"> </text:span><text:span text:style-name="T133">↔</text:span><text:span text:style-name="T98"> </text:span><text:span text:style-name="T75">х</text:span><text:span text:style-name="T16">1</text:span><text:span text:style-name="T99">)</text:span><text:span text:style-name="T132"> </text:span><text:span text:style-name="T133">→ </text:span><text:span text:style-name="T75">х</text:span><text:span text:style-name="T15">3</text:span><text:span text:style-name="T133">)↓(</text:span><text:span text:style-name="T100">¬</text:span><text:span text:style-name="T75">х</text:span><text:span text:style-name="T15">4</text:span><text:span text:style-name="T133">)), </text:span><text:span text:style-name="T132">за змінними </text:span><text:span text:style-name="T134">із </text:span><text:span text:style-name="T132">Z={</text:span><text:span text:style-name="T75">х</text:span><text:span text:style-name="T23">2</text:span><text:span text:style-name="T98">, </text:span><text:span text:style-name="T75">х</text:span><text:span text:style-name="T23">3</text:span><text:span text:style-name="T132">}. </text:span></text:p>
        </text:list-item>
        <text:list-item>
          <text:p text:style-name="P6"><text:span text:style-name="T148">Дл</text:span><text:span text:style-name="T149">я БФ </text:span><text:span text:style-name="T50">f</text:span><text:span text:style-name="T149">(</text:span><text:span text:style-name="T50">x</text:span><text:span text:style-name="T149">, </text:span><text:span text:style-name="T50">y</text:span><text:span text:style-name="T149">, </text:span><text:span text:style-name="T50">z</text:span><text:span text:style-name="T149">) </text:span><text:span text:style-name="T150">= (</text:span><text:span text:style-name="T151">11111010</text:span><text:span text:style-name="T150">) за означенням фіктивної (чи істотної) змінної встановити, якою - фіктивною чи істотною </text:span><text:span text:style-name="T152">−</text:span><text:span text:style-name="T150"> є змінна </text:span><text:span text:style-name="T51">z</text:span><text:span text:style-name="T41">.</text:span><text:span text:style-name="T150"> </text:span></text:p>
        </text:list-item>
        <text:list-item>
          <text:p text:style-name="P8"><text:span text:style-name="T150">Д</text:span><text:span text:style-name="T40">ля </text:span><text:span text:style-name="T154">ДДНФ </text:span><text:span text:style-name="T149">БФ </text:span><text:span text:style-name="T50">f</text:span><text:span text:style-name="T149">(</text:span><text:span text:style-name="T50">x</text:span><text:span text:style-name="T149">, </text:span><text:span text:style-name="T50">y</text:span><text:span text:style-name="T149">, </text:span><text:span text:style-name="T50">z</text:span><text:span text:style-name="T149">) </text:span><text:span text:style-name="T150">= </text:span><text:span text:style-name="T42"><draw:frame draw:style-name="fr1" draw:name="Об'єкт17" text:anchor-type="as-char" svg:y="-0.1492in" svg:width="0.189in" svg:height="0.1854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3"><draw:frame draw:style-name="fr2" draw:name="Об'єкт18" text:anchor-type="as-char" svg:width="0.2008in" svg:height="0.1839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5"><draw:frame draw:style-name="fr1" draw:name="Об'єкт19" text:anchor-type="as-char" svg:y="-0.1492in" svg:width="0.1783in" svg:height="0.1854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6">∨</text:span><text:span text:style-name="T216">x</text:span><text:span text:style-name="T217"><draw:frame draw:style-name="fr2" draw:name="Об'єкт15" text:anchor-type="as-char" svg:width="0.2008in" svg:height="0.1839in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16">z</text:span><text:span text:style-name="T155">∨</text:span><text:span text:style-name="T42"><draw:frame draw:style-name="fr1" draw:name="Об'єкт14" text:anchor-type="as-char" svg:y="-0.1492in" svg:width="0.189in" svg:height="0.1854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2">у</text:span><text:span text:style-name="T54">z </text:span><text:span text:style-name="T150">побудувати рівний їй </text:span><text:bookmark-start text:name="__DdeLink__1066_1401347031"/><text:span text:style-name="T150">поліном Жегалкіна</text:span><text:bookmark-end text:name="__DdeLink__1066_1401347031"/><text:span text:style-name="T150">.</text:span></text:p>
        </text:list-item>
        <text:list-item>
          <text:p text:style-name="P13"><text:span text:style-name="T60">С</text:span><text:span text:style-name="T61">користавшись методом невизначених коефіцієнтів, подати </text:span><text:span text:style-name="T59">БФ </text:span><text:span text:style-name="T74">f</text:span><text:span text:style-name="T59">(</text:span><text:span text:style-name="T74">x</text:span><text:span text:style-name="T59">, </text:span><text:span text:style-name="T74">y</text:span><text:span text:style-name="T59">, </text:span><text:span text:style-name="T74">z</text:span><text:span text:style-name="T59">) </text:span><text:span text:style-name="T60">= (</text:span><text:span text:style-name="T62">1</text:span><text:span text:style-name="T61">0</text:span><text:span text:style-name="T62">1</text:span><text:span text:style-name="T61">0</text:span><text:span text:style-name="T71">10</text:span><text:span text:style-name="T62">0</text:span><text:span text:style-name="T61">1</text:span><text:span text:style-name="T60">) </text:span><text:span text:style-name="T61">у вигляді </text:span><text:bookmark-start text:name="__DdeLink__1066_14013470311"/><text:span text:style-name="T60">поліном</text:span><text:span text:style-name="T61">у</text:span><text:span text:style-name="T60"> Жегалкіна</text:span><text:bookmark-end text:name="__DdeLink__1066_14013470311"/><text:span text:style-name="T60">.</text:span></text:p>
        </text:list-item>
        <text:list-item>
          <text:p text:style-name="P13"><text:span text:style-name="T195">Довести, що </text:span><text:span text:style-name="T192">х</text:span><text:span text:style-name="T9">і</text:span><text:span text:style-name="T195"> - </text:span><text:span text:style-name="T205">фіктивна</text:span><text:span text:style-name="T195"> змінна БФ </text:span><text:span text:style-name="T192">f</text:span><text:span text:style-name="T195">(</text:span><text:span text:style-name="T192">х</text:span><text:span text:style-name="T9">1</text:span><text:span text:style-name="T195">, </text:span><text:span text:style-name="T192">х</text:span><text:span text:style-name="T9">2</text:span><text:span text:style-name="T195">, ..., </text:span><text:span text:style-name="T192">х</text:span><text:span text:style-name="T9">n</text:span><text:span text:style-name="T195">) тоді і лише тоді, коли </text:span><text:span text:style-name="T192">х</text:span><text:span text:style-name="T9">і</text:span><text:span text:style-name="T195"> явно </text:span><text:span text:style-name="T205">не </text:span><text:span text:style-name="T195">входить у поліном Жегалкіна цієї функції.</text:span><text:span text:style-name="T60"> </text:span></text:p>
        </text:list-item>
        <text:list-item>
          <text:p text:style-name="P15"><text:span text:style-name="T119">Показати, що кількість булевих функцій, що суттєво залежать від n аргументів, визначається рекурентним співвідношенням A</text:span><text:span text:style-name="T25">n</text:span><text:span text:style-name="T119"> </text:span><text:span text:style-name="T129">=</text:span><text:span text:style-name="T119"> </text:span><text:span text:style-name="T119"><draw:frame draw:style-name="fr3" draw:name="1" text:anchor-type="as-char" svg:y="-0.2181in" svg:width="0.1929in" svg:height="0.2598in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9"><text:s/>- </text:span><text:span text:style-name="T137"><draw:frame draw:style-name="fr1" draw:name="Об'єкт53" text:anchor-type="as-char" svg:y="-0.1744in" svg:width="0.4083in" svg:height="0.248in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37"><draw:frame draw:style-name="fr1" draw:name="Об'єкт21" text:anchor-type="as-char" svg:y="-0.1744in" svg:width="0.2764in" svg:height="0.248in" draw:z-index="1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3">A</text:span><text:span text:style-name="T26">i</text:span><text:span text:style-name="T119">, де </text:span><text:span text:style-name="T82">A</text:span><text:span text:style-name="T27">i</text:span><text:span text:style-name="T119"> - кількість булевих функцій, що суттєво залежать від </text:span><text:span text:style-name="T82">i</text:span><text:span text:style-name="T119"> аргументів.</text:span></text:p>
        </text:list-item>
        <text:list-item>
          <text:p text:style-name="P16"><text:span text:style-name="T101">Дови</text:span><text:span text:style-name="T102">значити </text:span><text:span text:style-name="T101">БФ</text:span><text:span text:style-name="T102"> </text:span><text:span text:style-name="T76">f <text:s/></text:span><text:span text:style-name="T77">= </text:span><text:span text:style-name="T102">(</text:span><text:span text:style-name="T103">1*</text:span><text:span text:style-name="T102">*1</text:span><text:span text:style-name="T122">0</text:span><text:span text:style-name="T102">*</text:span><text:span text:style-name="T122">1</text:span><text:span text:style-name="T102">*), </text:span><text:span text:style-name="T101">з</text:span><text:span text:style-name="T60">аміни</text:span><text:span text:style-name="T63">вш</text:span><text:span text:style-name="T60">и у кортежі </text:span><text:span text:style-name="T102">(</text:span><text:span text:style-name="T103">1*</text:span><text:span text:style-name="T102">*1</text:span><text:span text:style-name="T122">0</text:span><text:span text:style-name="T102">*</text:span><text:span text:style-name="T122">1</text:span><text:span text:style-name="T102">*)</text:span><text:span text:style-name="T60"> зірочки символами 0 і 1 так, щоб утворився вектор значень деякої лінійної функції </text:span><text:span text:style-name="T76">f</text:span><text:span text:style-name="T102">. </text:span><text:span text:style-name="T101">Записати</text:span><text:span text:style-name="T102"> </text:span><text:span text:style-name="T101">отриману </text:span><text:span text:style-name="T102">функцію </text:span><text:span text:style-name="T76">f </text:span><text:span text:style-name="T96">аналітично</text:span><text:span text:style-name="T102">. </text:span><text:span text:style-name="T96">Відповідь обґрунтувати.</text:span></text:p>
        </text:list-item>
        <text:list-item>
          <text:p text:style-name="P21"><text:span text:style-name="T95">Чи <text:s/>є монотонною БФ </text:span><text:span text:style-name="T73">f</text:span><text:span text:style-name="T97">(</text:span><text:span text:style-name="T73">х</text:span><text:span text:style-name="T13">1</text:span><text:span text:style-name="T97">, </text:span><text:span text:style-name="T73">х</text:span><text:span text:style-name="T13">2</text:span><text:span text:style-name="T97">, </text:span><text:span text:style-name="T73">х</text:span><text:span text:style-name="T17">3</text:span><text:span text:style-name="T97">) = (</text:span><text:span text:style-name="T95">0</text:span><text:span text:style-name="T104">01</text:span><text:span text:style-name="T95">1</text:span><text:span text:style-name="T104">00</text:span><text:span text:style-name="T97">01)? </text:span><text:span text:style-name="T95">Відповідь обґрунтувати.</text:span></text:p>
        </text:list-item>
        <text:list-item>
          <text:p text:style-name="P17"><text:span text:style-name="T105">Довести, що для довільної монотонної БФ </text:span><text:span text:style-name="T78">f</text:span><text:span text:style-name="T105">(</text:span><text:span text:style-name="T78">х</text:span><text:span text:style-name="T18">1</text:span><text:span text:style-name="T105">, </text:span><text:span text:style-name="T78">х</text:span><text:span text:style-name="T18">2</text:span><text:span text:style-name="T105">, ..., </text:span><text:span text:style-name="T78">х</text:span><text:span text:style-name="T18">n</text:span><text:span text:style-name="T105">) справедливий розклад: <text:s text:c="7"/></text:span><text:span text:style-name="T78"><text:s text:c="13"/>f</text:span><text:span text:style-name="T105">(</text:span><text:span text:style-name="T78">х</text:span><text:span text:style-name="T18">1</text:span><text:span text:style-name="T105">, </text:span><text:span text:style-name="T78">х</text:span><text:span text:style-name="T18">2</text:span><text:span text:style-name="T105">, ..., </text:span><text:span text:style-name="T78">х</text:span><text:span text:style-name="T18">n</text:span><text:span text:style-name="T105">) = </text:span><text:span text:style-name="T123">(</text:span><text:span text:style-name="T78">х</text:span><text:span text:style-name="T18">1</text:span><text:span text:style-name="T138">∨</text:span><text:span text:style-name="T78">f</text:span><text:span text:style-name="T105">(</text:span><text:span text:style-name="T123">0</text:span><text:span text:style-name="T105">, </text:span><text:span text:style-name="T78">х</text:span><text:span text:style-name="T18">2</text:span><text:span text:style-name="T105">, ..., </text:span><text:span text:style-name="T78">х</text:span><text:span text:style-name="T18">n</text:span><text:span text:style-name="T105">)</text:span><text:span text:style-name="T123">)</text:span><text:span text:style-name="T92">∧</text:span><text:span text:style-name="T78">f</text:span><text:span text:style-name="T105">(</text:span><text:span text:style-name="T123">1</text:span><text:span text:style-name="T105">, </text:span><text:span text:style-name="T78">х</text:span><text:span text:style-name="T18">2</text:span><text:span text:style-name="T105">, ..., </text:span><text:span text:style-name="T78">х</text:span><text:span text:style-name="T18">n</text:span><text:span text:style-name="T105">).</text:span></text:p>
        </text:list-item>
        <text:list-item>
          <text:p text:style-name="P16"><text:span text:style-name="T105">Довести, що довільна монотонна </text:span><text:span text:style-name="T107">БФ</text:span><text:span text:style-name="T105">, що відмінна від константи, може бути представлена ДНФ без заперечень.</text:span></text:p>
        </text:list-item>
        <text:list-item>
          <text:p text:style-name="P22"><text:span text:style-name="T95">Знайти двоїсту БФ для </text:span><text:span text:style-name="T108">БФ </text:span><text:span text:style-name="T74">f</text:span><text:span text:style-name="T108">(</text:span><text:span text:style-name="T74">x</text:span><text:span text:style-name="T108">, </text:span><text:span text:style-name="T74">y</text:span><text:span text:style-name="T108">, </text:span><text:span text:style-name="T74">z</text:span><text:span text:style-name="T108">) </text:span><text:span text:style-name="T102">= (</text:span><text:span text:style-name="T109">1</text:span><text:span text:style-name="T95">0</text:span><text:span text:style-name="T122">1</text:span><text:span text:style-name="T95">0</text:span><text:span text:style-name="T122">0</text:span><text:span text:style-name="T109">1</text:span><text:span text:style-name="T106">1</text:span><text:span text:style-name="T109">0</text:span><text:span text:style-name="T102">). </text:span><text:span text:style-name="T96">Відповідь обґрунтувати.</text:span></text:p>
        </text:list-item>
        <text:list-item>
          <text:p text:style-name="P16"><text:span text:style-name="T96">Ч</text:span><text:span text:style-name="T110">и є БФ </text:span><text:span text:style-name="T74">f</text:span><text:span text:style-name="T108">(</text:span><text:span text:style-name="T74">x</text:span><text:span text:style-name="T108">, </text:span><text:span text:style-name="T74">y</text:span><text:span text:style-name="T108">, </text:span><text:span text:style-name="T74">z</text:span><text:span text:style-name="T108">) </text:span><text:span text:style-name="T102">= (</text:span><text:span text:style-name="T109">1</text:span><text:span text:style-name="T105">0</text:span><text:span text:style-name="T122">1</text:span><text:span text:style-name="T105">0</text:span><text:span text:style-name="T122">0</text:span><text:span text:style-name="T109">1</text:span><text:span text:style-name="T106">1</text:span><text:span text:style-name="T109">0</text:span><text:span text:style-name="T102">) </text:span><text:span text:style-name="T110">(див. попередню задачу) самодвоїстою?</text:span><text:span text:style-name="T102"> </text:span><text:span text:style-name="T96">Відповідь обґрунтувати.</text:span></text:p>
        </text:list-item>
        <text:list-item>
          <text:p text:style-name="P16"><text:soft-page-break/><text:span text:style-name="T96">З</text:span><text:span text:style-name="T110">найти </text:span><text:span text:style-name="T111">(</text:span><text:span text:style-name="T110">аналітично</text:span><text:span text:style-name="T111">)</text:span><text:span text:style-name="T110"> двоїсту БФ до БФ </text:span><text:span text:style-name="T74">f</text:span><text:span text:style-name="T108">(</text:span><text:span text:style-name="T74">x</text:span><text:span text:style-name="T108">, </text:span><text:span text:style-name="T74">y</text:span><text:span text:style-name="T108">) </text:span><text:span text:style-name="T102">= <text:s/></text:span><text:bookmark-start text:name="__DdeLink__182_388296396111"/><text:span text:style-name="T79">x</text:span><text:bookmark-end text:name="__DdeLink__182_388296396111"/><text:span text:style-name="T135">∨</text:span><text:span text:style-name="T79">y</text:span><text:span text:style-name="T112">.</text:span></text:p>
        </text:list-item>
        <text:list-item>
          <text:p text:style-name="P18"><text:span text:style-name="T195">Визначити </text:span><text:span text:style-name="T206">кількість</text:span><text:span text:style-name="T195"> </text:span><text:span text:style-name="T207">БФ</text:span><text:span text:style-name="T195"> від </text:span><text:span text:style-name="T56">n</text:span><text:span text:style-name="T195"> змінних, </text:span><text:span text:style-name="T207">що</text:span><text:span text:style-name="T195"> належать множині </text:span><text:span text:style-name="T209">(</text:span><text:span text:style-name="T79">S</text:span><text:span text:style-name="T90">∪</text:span><text:span text:style-name="T84">L</text:span><text:span text:style-name="T130">)\</text:span><text:span text:style-name="T79">Т</text:span><text:span text:style-name="T24">1</text:span><text:bookmark text:name="__DdeLink__608_141887944211"/><text:span text:style-name="T210">. </text:span><text:span text:style-name="T96">Відповідь обґрунтувати.</text:span></text:p>
        </text:list-item>
        <text:list-item>
          <text:p text:style-name="P11"><text:span text:style-name="T156">Визначити </text:span><text:span text:style-name="T157">кількість</text:span><text:span text:style-name="T156"> </text:span><text:span text:style-name="T158">БФ</text:span><text:span text:style-name="T156"> від n змінних, </text:span><text:span text:style-name="T158">що</text:span><text:span text:style-name="T156"> належать множині </text:span><text:span text:style-name="T171">М</text:span><text:span text:style-name="T153">∩</text:span><text:span text:style-name="T171">L</text:span><text:span text:style-name="T156">. </text:span><text:span text:style-name="T159">Відповідь обґрунтувати.</text:span></text:p>
        </text:list-item>
        <text:list-item>
          <text:p text:style-name="P12"><text:span text:style-name="T160">Довести</text:span><text:span text:style-name="T159">, що не існує самодвоїстої </text:span><text:span text:style-name="T160">БФ</text:span><text:span text:style-name="T159">, </text:span><text:span text:style-name="T160">істотно</text:span><text:span text:style-name="T159"> залежної від двох </text:span>змінних. </text:p>
        </text:list-item>
        <text:list-item>
          <text:p text:style-name="P12"><text:span text:style-name="T159">Довести, якщо </text:span><text:span text:style-name="T1">f</text:span> не є константою, а <text:span text:style-name="T1">f</text:span><text:span text:style-name="T172">∨</text:span><text:span text:style-name="T1">f</text:span><text:span text:style-name="T40">*</text:span> - константа, то <text:s/><text:span text:style-name="T168">f</text:span><text:span text:style-name="T165">∉</text:span><text:span text:style-name="T169">М</text:span><text:span text:style-name="T165">∪</text:span><text:bookmark-start text:name="__DdeLink__608_1418879442121"/><text:span text:style-name="T170">S</text:span><text:bookmark-end text:name="__DdeLink__608_1418879442121"/><text:span text:style-name="T170">.</text:span></text:p>
        </text:list-item>
        <text:list-item>
          <text:p text:style-name="P23"><text:span text:style-name="T56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64">Відповідь обґрунтувати.</text:span></text:p>
        </text:list-item>
        <text:list-item>
          <text:p text:style-name="P23"><text:span text:style-name="T56">Користуючись методом зведення до функ</text:span><text:span text:style-name="T65">ці</text:span><text:span text:style-name="T56">онально повно</text:span><text:span text:style-name="T65">ї</text:span><text:span text:style-name="T56"> системи </text:span><text:span text:style-name="T142">Σ</text:span><text:span text:style-name="T28">0</text:span><text:span text:style-name="T65"> = {</text:span><text:span text:style-name="T142">∨,∧, ¯</text:span><text:span text:style-name="T65">}</text:span><text:span text:style-name="T56">, </text:span><text:span text:style-name="T142">Σ</text:span><text:span text:style-name="T28">1</text:span><text:span text:style-name="T65"> = {</text:span><text:span text:style-name="T142">∨, ¯</text:span><text:span text:style-name="T65">}</text:span><text:span text:style-name="T56">, або </text:span><text:span text:style-name="T142">Σ</text:span><text:span text:style-name="T28">2</text:span><text:span text:style-name="T65"> = {</text:span><text:span text:style-name="T142">∧, ¯</text:span><text:span text:style-name="T65">}</text:span><text:span text:style-name="T56">, довести функ</text:span><text:span text:style-name="T66">ціо</text:span><text:span text:style-name="T56">нальну повноту системи </text:span><text:span text:style-name="T142">Σ</text:span><text:span text:style-name="T56"> </text:span><text:span text:style-name="T65">= {</text:span><text:span text:style-name="T74">х</text:span><text:span text:style-name="T143">→</text:span><text:span text:style-name="T74">у</text:span><text:span text:style-name="T59">, </text:span><text:span text:style-name="T67"><draw:frame draw:style-name="fr1" draw:name="Об'єкт22" text:anchor-type="as-char" svg:y="-0.1492in" svg:width="0.189in" svg:height="0.1854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5">}</text:span><text:span text:style-name="T56">. </text:span></text:p>
        </text:list-item>
        <text:list-item>
          <text:p text:style-name="P24"><text:span text:style-name="T56">Чи є </text:span><text:span text:style-name="T69">функ</text:span><text:span text:style-name="T65">ці</text:span><text:span text:style-name="T69">онально повно</text:span><text:span text:style-name="T56">ю</text:span><text:span text:style-name="T69"> систем</text:span><text:span text:style-name="T56">а БФ</text:span><text:span text:style-name="T69"> </text:span><text:span text:style-name="T142">Σ </text:span><text:span text:style-name="T141">= </text:span><text:span text:style-name="T65">{</text:span><text:span text:style-name="T142">∨,∧, </text:span><text:span text:style-name="T143">→, </text:span><text:span text:style-name="T144">1</text:span><text:span text:style-name="T65">}? </text:span><text:span text:style-name="T64">Відповідь обґрунтувати. </text:span></text:p>
        </text:list-item>
        <text:list-item>
          <text:p text:style-name="P25"><text:span text:style-name="T56">Чи є базисом в Р</text:span><text:span text:style-name="T9">2</text:span><text:span text:style-name="T56"> </text:span><text:span text:style-name="T69">систем</text:span><text:span text:style-name="T56">а</text:span><text:span text:style-name="T69"> </text:span><text:span text:style-name="T56">БФ </text:span><text:span text:style-name="T142">Σ</text:span><text:span text:style-name="T65"> = {</text:span><text:span text:style-name="T142">∨,∧, <text:s/>¯</text:span><text:span text:style-name="T65">}</text:span><text:span text:style-name="T68">?</text:span><text:span text:style-name="T65"> </text:span><text:span text:style-name="T64">Відповідь обґрунтувати. </text:span></text:p>
        </text:list-item>
        <text:list-item>
          <text:p text:style-name="P19"><text:span text:style-name="T113">Чи є </text:span><text:span text:style-name="T114">функ</text:span><text:span text:style-name="T115">ці</text:span><text:span text:style-name="T114">онально повно</text:span><text:span text:style-name="T113">ю</text:span><text:span text:style-name="T114"> систем</text:span><text:span text:style-name="T113">а БФ</text:span><text:span text:style-name="T114"> </text:span><text:span text:style-name="T135">Σ </text:span><text:span text:style-name="T136">= </text:span><text:span text:style-name="T115">{</text:span><text:span text:style-name="T89">(0</text:span><text:span text:style-name="T93">1</text:span><text:span text:style-name="T89">1</text:span><text:span text:style-name="T94">00</text:span><text:span text:style-name="T89">111)</text:span><text:span text:style-name="T135">, </text:span><text:span text:style-name="T116">(</text:span><text:span text:style-name="T128">0</text:span><text:span text:style-name="T117">1</text:span><text:span text:style-name="T124">011010</text:span><text:span text:style-name="T116">)</text:span><text:span text:style-name="T89">, </text:span><text:span text:style-name="T116">(0</text:span><text:span text:style-name="T117">111</text:span><text:span text:style-name="T116">)</text:span><text:span text:style-name="T115">}? </text:span><text:span text:style-name="T96">Відповідь обґрунтувати.</text:span></text:p>
        </text:list-item>
        <text:list-item>
          <text:p text:style-name="P13"><text:span text:style-name="T64">Д</text:span><text:span text:style-name="T56">овести, що коли </text:span><text:span text:style-name="T59"><text:s/></text:span><text:span text:style-name="T74">f</text:span><text:span text:style-name="T145">∉</text:span><text:span text:style-name="T79">Т</text:span><text:span text:style-name="T11">0</text:span><text:span text:style-name="T145">∪</text:span><text:span text:style-name="T79">Т</text:span><text:span text:style-name="T11">1</text:span><text:span text:style-name="T145">∪</text:span><text:bookmark-start text:name="__DdeLink__608_141887944212"/><text:span text:style-name="T72">S</text:span><text:bookmark-end text:name="__DdeLink__608_141887944212"/><text:span text:style-name="T56">, то {</text:span><text:span text:style-name="T59"> </text:span><text:span text:style-name="T74">f</text:span><text:span text:style-name="T56">} − функціонально повна система.</text:span></text:p>
        </text:list-item>
        <text:list-item>
          <text:p text:style-name="P13"><text:span text:style-name="T114">Чи існує базис в P</text:span><text:span text:style-name="T19">2</text:span><text:span text:style-name="T114">, що складається з таких чотирьох функцій </text:span><text:span text:style-name="T80">f</text:span><text:span text:style-name="T19">1</text:span><text:span text:style-name="T114">, </text:span><text:span text:style-name="T80">f</text:span><text:span text:style-name="T19">2</text:span><text:span text:style-name="T114">, </text:span><text:span text:style-name="T80">f</text:span><text:span text:style-name="T19">3</text:span><text:span text:style-name="T114">, </text:span><text:span text:style-name="T80">f</text:span><text:span text:style-name="T19">4</text:span><text:span text:style-name="T114">, що </text:span><text:span text:style-name="T74">f</text:span><text:span text:style-name="T19">1</text:span><text:span text:style-name="T90">∉</text:span><text:span text:style-name="T79">Т</text:span><text:span text:style-name="T20">0</text:span><text:span text:style-name="T114">, </text:span><text:span text:style-name="T74">f</text:span><text:span text:style-name="T21">2</text:span><text:span text:style-name="T90">∉</text:span><text:span text:style-name="T79">Т</text:span><text:span text:style-name="T21">1</text:span><text:span text:style-name="T114">, </text:span><text:span text:style-name="T74">f</text:span><text:span text:style-name="T21">3</text:span><text:span text:style-name="T90">∉</text:span><text:span text:style-name="T80">L</text:span><text:span text:style-name="T114">, </text:span><text:span text:style-name="T74">f</text:span><text:span text:style-name="T21">4</text:span><text:span text:style-name="T90">∉</text:span><text:span text:style-name="T114">S? </text:span><text:span text:style-name="T96">Відповідь обґрунтувати.</text:span></text:p>
        </text:list-item>
        <text:list-item>
          <text:p text:style-name="P17"><text:span text:style-name="T112">Визначити число тупикових ДНФ та число мінімальних ДНФ </text:span><text:span text:style-name="T125">булевої функції</text:span><text:span text:style-name="T112"> <text:s text:c="21"/></text:span><text:span text:style-name="T79">f</text:span><text:span text:style-name="T112">(</text:span><text:span text:style-name="T79">х</text:span><text:span text:style-name="T20">1</text:span><text:span text:style-name="T112">, </text:span><text:span text:style-name="T79">х</text:span><text:span text:style-name="T20">2</text:span><text:span text:style-name="T112">, ..., </text:span><text:span text:style-name="T79">х</text:span><text:span text:style-name="T20">n</text:span><text:span text:style-name="T112">) = (011111...110).</text:span></text:p>
        </text:list-item>
        <text:list-item>
          <text:p text:style-name="P20"><text:span text:style-name="T102">Мінімізувати </text:span><text:span text:style-name="T118">БФ</text:span><text:span text:style-name="T102"> </text:span><text:span text:style-name="T76">f</text:span><text:span text:style-name="T118"> за допомогою </text:span><text:span text:style-name="T102">метод</text:span><text:span text:style-name="T127">у</text:span><text:span text:style-name="T118"> Блейка, </text:span><text:span text:style-name="T131">методу перебору</text:span><text:span text:style-name="T118"> і </text:span><text:span text:style-name="T102">метод</text:span><text:span text:style-name="T126">у </text:span><text:span text:style-name="T121">Петрика</text:span><text:span text:style-name="T118">, </text:span><text:span text:style-name="T119">якщо</text:span><text:span text:style-name="T76"> <text:s text:c="33"/>f</text:span><text:span text:style-name="T108">(</text:span><text:span text:style-name="T74">x</text:span><text:span text:style-name="T108">, </text:span><text:span text:style-name="T74">y</text:span><text:span text:style-name="T108">, </text:span><text:span text:style-name="T74">z</text:span><text:span text:style-name="T108">) </text:span><text:span text:style-name="T102">= </text:span><text:span text:style-name="T138"><draw:frame draw:style-name="fr1" draw:name="Об'єкт7" text:anchor-type="as-char" svg:y="-0.1492in" svg:width="0.189in" svg:height="0.1854in" draw:z-index="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0"><draw:frame draw:style-name="fr2" draw:name="Об'єкт8" text:anchor-type="as-char" svg:width="0.2008in" svg:height="0.1839in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38">∨</text:span><text:span text:style-name="T86">x</text:span><text:span text:style-name="T120">(</text:span><text:span text:style-name="T81">у</text:span><text:span text:style-name="T138">∨</text:span><text:span text:style-name="T119"><draw:frame draw:style-name="fr2" draw:name="Об'єкт9" text:anchor-type="as-char" svg:width="0.2008in" svg:height="0.1839in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39">z</text:span><text:span text:style-name="T140">)</text:span><text:span text:style-name="T91">∨</text:span><text:span text:style-name="T102"> </text:span><text:span text:style-name="T100">¬</text:span><text:span text:style-name="T119">((</text:span><text:span text:style-name="T100"><draw:frame draw:style-name="fr1" draw:name="Об'єкт10" text:anchor-type="as-char" svg:y="-0.1492in" svg:width="0.189in" svg:height="0.185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1">∨</text:span><text:span text:style-name="T139"><draw:frame draw:style-name="fr1" draw:name="Об'єкт11" text:anchor-type="as-char" svg:y="-0.1492in" svg:width="0.1783in" svg:height="0.1854in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0">)(</text:span><text:span text:style-name="T87">у</text:span><text:span text:style-name="T91">∨</text:span><text:span text:style-name="T139"><draw:frame draw:style-name="fr1" draw:name="Об'єкт12" text:anchor-type="as-char" svg:y="-0.1492in" svg:width="0.1783in" svg:height="0.1854in" draw:z-index="1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40">)).</text:span><text:span text:style-name="T82"> </text:span></text:p>
        </text:list-item>
        <text:list-item>
          <text:p text:style-name="P15"><text:span text:style-name="T96">Довести, що жодна проста імпліканта монотонної </text:span><text:span text:style-name="T107">БФ</text:span><text:span text:style-name="T96"> не містить заперечень змінних.</text:span></text:p>
        </text:list-item>
        <text:list-item>
          <text:p text:style-name="P15"><text:span text:style-name="T96">Довести, що скорочена ДНФ, що представляє монотонну </text:span><text:span text:style-name="T107">БФ</text:span><text:span text:style-name="T96">, є мінімальною </text:span><text:span text:style-name="T107">ДНФ</text:span><text:span text:style-name="T96">.</text:span></text:p>
        </text:list-item>
        <text:list-item>
          <text:p text:style-name="P10"><text:span text:style-name="T159">Визначити довжину скороченої днф функції </text:span><text:span text:style-name="T163">х</text:span><text:span text:style-name="T32">1</text:span><text:span text:style-name="T166">⊕</text:span><text:span text:style-name="T167">х</text:span><text:span text:style-name="T31">2</text:span><text:span text:style-name="T166">⊕ ... ⊕ </text:span><text:span text:style-name="T167">х</text:span><text:span text:style-name="T31">n</text:span><text:span text:style-name="T167">.</text:span></text:p>
          <text:p text:style-name="P28"/>
        </text:list-item>
      </text:list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6:44:52.256199539</meta:creation-date>
    <dc:date>2024-03-02T11:48:05.500396261</dc:date>
    <meta:editing-duration>PT4H22M26S</meta:editing-duration>
    <meta:editing-cycles>15</meta:editing-cycles>
    <meta:generator>LibreOffice/7.3.7.2$Linux_X86_64 LibreOffice_project/30$Build-2</meta:generator>
    <meta:document-statistic meta:table-count="0" meta:image-count="0" meta:object-count="16" meta:page-count="2" meta:paragraph-count="42" meta:word-count="741" meta:character-count="4418" meta:non-whitespace-character-count="3651"/>
  </office:meta>
</office:document-meta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1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2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